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3b97" officeooo:paragraph-rsid="001d3b97"/>
    </style:style>
    <style:style style:name="P2" style:family="paragraph" style:parent-style-name="Standard">
      <style:text-properties officeooo:rsid="001d3b97" officeooo:paragraph-rsid="001e228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2289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tilisation de Github :</text:p>
      <text:p text:style-name="P1"/>
      <text:p text:style-name="P2">1 – Quand on commence à programmer on fait un </text:p>
      <text:p text:style-name="P2"><text:span text:style-name="T2">git add –all</text:span></text:p>
      <text:p text:style-name="P2"><text:span text:style-name="T2">git commit -m « «blop »</text:span></text:p>
      <text:p text:style-name="P2"><text:span text:style-name="T1">git pull</text:span></text:p>
      <text:p text:style-name="P1"/>
      <text:p text:style-name="P1">2 – Envoyer des modifications</text:p>
      <text:p text:style-name="P1"><text:tab/><text:span text:style-name="T1">git status</text:span></text:p>
      <text:p text:style-name="P1"><text:tab/><text:span text:style-name="T1">git add</text:span> listeDesFichiers ou <text:span text:style-name="T1">git add</text:span> <text:span text:style-name="T1">--all</text:span></text:p>
      <text:p text:style-name="P1"><text:tab/><text:span text:style-name="T1">git commit -m</text:span> «Text facultatif »</text:p>
      <text:p text:style-name="P1"><text:tab/><text:span text:style-name="T1">git pull</text:span></text:p>
      <text:p text:style-name="P1"><text:tab/>faire les merges si nécessaires</text:p>
      <text:p text:style-name="P1"><text:tab/><text:span text:style-name="T1">git push</text:span> 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5T16:07:11.599243392</meta:creation-date>
    <dc:date>2016-05-26T11:30:03.215179075</dc:date>
    <meta:editing-duration>PT11M47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12" meta:word-count="53" meta:character-count="279" meta:non-whitespace-character-count="228"/>
  </office:meta>
</office:document-meta>
</file>